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Circle" draw:marker-end-width="0.28cm" draw:marker-end-center="tru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15cm" draw:textarea-horizontal-align="center" draw:textarea-vertical-align="middle"/>
    </style:style>
    <style:style style:name="gr4" style:family="graphic" style:parent-style-name="Red">
      <style:graphic-properties draw:textarea-horizontal-align="center" draw:textarea-vertical-align="middle"/>
    </style:style>
    <style:style style:name="gr5" style:family="graphic" style:parent-style-name="text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169cm" svg:y1="7.3cm" svg:x2="4.169cm" svg:y2="8.025cm">
          <text:p/>
        </draw:line>
        <draw:g>
          <draw:ellipse draw:style-name="gr2" draw:text-style-name="P2" xml:id="id1" draw:id="id1" draw:layer="layout" svg:width="1.357cm" svg:height="1.45cm" svg:x="1.93cm" svg:y="1.5cm">
            <text:p text:style-name="P1"><text:span text:style-name="T1">C0t0</text:span></text:p>
            <text:p text:style-name="P1"><text:span text:style-name="T1">(MT)</text:span></text:p>
          </draw:ellipse>
          <draw:rect draw:style-name="gr2" draw:text-style-name="P1" xml:id="id2" draw:id="id2" draw:layer="layout" svg:width="1.017cm" svg:height="1.45cm" svg:x="1.591cm" svg:y="3.675cm">
            <text:p text:style-name="P1"><text:span text:style-name="T1">dl1</text:span></text:p>
          </draw:rect>
          <draw:rect draw:style-name="gr2" draw:text-style-name="P1" xml:id="id3" draw:id="id3" draw:layer="layout" svg:width="1.018cm" svg:height="1.45cm" svg:x="2.608cm" svg:y="3.675cm">
            <text:p text:style-name="P1"><text:span text:style-name="T1">il1</text:span></text:p>
          </draw:rect>
          <draw:ellipse draw:style-name="gr2" draw:text-style-name="P2" xml:id="id4" draw:id="id4" draw:layer="layout" svg:width="1.358cm" svg:height="1.45cm" svg:x="4.304cm" svg:y="1.5cm">
            <text:p text:style-name="P1"><text:span text:style-name="T1">c0t1</text:span></text:p>
          </draw:ellipse>
          <draw:rect draw:style-name="gr2" draw:text-style-name="P1" xml:id="id5" draw:id="id5" draw:layer="layout" svg:width="1.018cm" svg:height="1.45cm" svg:x="3.965cm" svg:y="3.675cm">
            <text:p text:style-name="P1"><text:span text:style-name="T1">dl1</text:span></text:p>
          </draw:rect>
          <draw:rect draw:style-name="gr2" draw:text-style-name="P1" xml:id="id6" draw:id="id6" draw:layer="layout" svg:width="1.018cm" svg:height="1.45cm" svg:x="4.983cm" svg:y="3.675cm">
            <text:p text:style-name="P1"><text:span text:style-name="T1">il1</text:span></text:p>
          </draw:rect>
          <draw:connector draw:style-name="gr3" draw:text-style-name="P1" draw:layer="layout" draw:type="curve" svg:x1="2.608cm" svg:y1="2.95cm" svg:x2="2.099cm" svg:y2="3.675cm" draw:start-shape="id1" draw:start-glue-point="2" draw:end-shape="id2" draw:end-glue-point="0" svg:d="m2608 2950c0 544-509 182-509 725">
            <text:p/>
          </draw:connector>
          <draw:connector draw:style-name="gr3" draw:text-style-name="P1" draw:layer="layout" draw:type="curve" svg:x1="2.608cm" svg:y1="2.95cm" svg:x2="3.117cm" svg:y2="3.675cm" draw:start-shape="id1" draw:start-glue-point="2" draw:end-shape="id3" draw:end-glue-point="0" svg:d="m2608 2950c0 544 509 182 509 725">
            <text:p/>
          </draw:connector>
          <draw:connector draw:style-name="gr3" draw:text-style-name="P1" draw:layer="layout" draw:type="curve" svg:x1="4.983cm" svg:y1="2.95cm" svg:x2="4.474cm" svg:y2="3.675cm" draw:start-shape="id4" draw:start-glue-point="2" draw:end-shape="id5" draw:end-glue-point="0" svg:d="m4983 2950c0 544-509 182-509 725">
            <text:p/>
          </draw:connector>
          <draw:connector draw:style-name="gr3" draw:text-style-name="P1" draw:layer="layout" draw:type="curve" svg:x1="4.983cm" svg:y1="2.95cm" svg:x2="5.492cm" svg:y2="3.675cm" draw:start-shape="id4" draw:start-glue-point="2" draw:end-shape="id6" draw:end-glue-point="0" svg:d="m4983 2950c0 544 509 182 509 725">
            <text:p/>
          </draw:connector>
          <draw:line draw:style-name="gr4" draw:text-style-name="P1" draw:layer="layout" svg:x1="1.93cm" svg:y1="5.85cm" svg:x2="5.662cm" svg:y2="5.85cm">
            <text:p/>
          </draw:line>
          <draw:line draw:style-name="gr1" draw:text-style-name="P1" draw:layer="layout" svg:x1="2.269cm" svg:y1="5.125cm" svg:x2="2.269cm" svg:y2="5.85cm">
            <text:p/>
          </draw:line>
          <draw:line draw:style-name="gr1" draw:text-style-name="P1" draw:layer="layout" svg:x1="2.947cm" svg:y1="5.125cm" svg:x2="2.947cm" svg:y2="5.85cm">
            <text:p/>
          </draw:line>
          <draw:line draw:style-name="gr1" draw:text-style-name="P1" draw:layer="layout" svg:x1="4.644cm" svg:y1="5.125cm" svg:x2="4.644cm" svg:y2="5.85cm">
            <text:p/>
          </draw:line>
          <draw:line draw:style-name="gr1" draw:text-style-name="P1" draw:layer="layout" svg:x1="5.322cm" svg:y1="5.125cm" svg:x2="5.322cm" svg:y2="5.85cm">
            <text:p/>
          </draw:line>
          <draw:rect draw:style-name="gr2" draw:text-style-name="P1" draw:layer="layout" svg:width="7.303cm" svg:height="0.725cm" svg:x="2.947cm" svg:y="6.575cm">
            <text:p text:style-name="P1"><text:span text:style-name="T1">l2</text:span></text:p>
          </draw:rect>
          <draw:line draw:style-name="gr1" draw:text-style-name="P1" draw:layer="layout" svg:x1="3.897cm" svg:y1="6.575cm" svg:x2="3.897cm" svg:y2="5.85cm">
            <text:p/>
          </draw:line>
          <draw:rect draw:style-name="gr5" draw:layer="layout" svg:width="1.358cm" svg:height="0.725cm" svg:x="1.25cm" svg:y="5.995cm">
            <text:p>net-0</text:p>
          </draw:rect>
        </draw:g>
        <draw:g>
          <draw:ellipse draw:style-name="gr2" draw:text-style-name="P2" xml:id="id7" draw:id="id7" draw:layer="layout" svg:width="1.358cm" svg:height="1.45cm" svg:x="6.679cm" svg:y="1.5cm">
            <text:p text:style-name="P1"><text:span text:style-name="T1">C1t0</text:span></text:p>
            <text:p text:style-name="P1"><text:span text:style-name="T1">(HT)</text:span></text:p>
          </draw:ellipse>
          <draw:rect draw:style-name="gr2" draw:text-style-name="P1" xml:id="id8" draw:id="id8" draw:layer="layout" svg:width="1.018cm" svg:height="1.45cm" svg:x="6.34cm" svg:y="3.675cm">
            <text:p text:style-name="P1"><text:span text:style-name="T1">dl1</text:span></text:p>
          </draw:rect>
          <draw:rect draw:style-name="gr2" draw:text-style-name="P1" xml:id="id9" draw:id="id9" draw:layer="layout" svg:width="1.018cm" svg:height="1.45cm" svg:x="7.358cm" svg:y="3.675cm">
            <text:p text:style-name="P1"><text:span text:style-name="T1">il1</text:span></text:p>
          </draw:rect>
          <draw:ellipse draw:style-name="gr2" draw:text-style-name="P2" xml:id="id10" draw:id="id10" draw:layer="layout" svg:width="1.356cm" svg:height="1.45cm" svg:x="9.055cm" svg:y="1.5cm">
            <text:p text:style-name="P1"><text:span text:style-name="T1">c1t1</text:span></text:p>
          </draw:ellipse>
          <draw:rect draw:style-name="gr2" draw:text-style-name="P1" xml:id="id11" draw:id="id11" draw:layer="layout" svg:width="1.018cm" svg:height="1.45cm" svg:x="8.715cm" svg:y="3.675cm">
            <text:p text:style-name="P1"><text:span text:style-name="T1">dl1</text:span></text:p>
          </draw:rect>
          <draw:rect draw:style-name="gr2" draw:text-style-name="P1" xml:id="id12" draw:id="id12" draw:layer="layout" svg:width="1.017cm" svg:height="1.45cm" svg:x="9.733cm" svg:y="3.675cm">
            <text:p text:style-name="P1"><text:span text:style-name="T1">il1</text:span></text:p>
          </draw:rect>
          <draw:connector draw:style-name="gr3" draw:text-style-name="P1" draw:layer="layout" draw:type="curve" svg:x1="7.358cm" svg:y1="2.95cm" svg:x2="6.849cm" svg:y2="3.675cm" draw:start-shape="id7" draw:start-glue-point="2" draw:end-shape="id8" draw:end-glue-point="0" svg:d="m7358 2950c0 544-509 182-509 725">
            <text:p/>
          </draw:connector>
          <draw:connector draw:style-name="gr3" draw:text-style-name="P1" draw:layer="layout" draw:type="curve" svg:x1="7.358cm" svg:y1="2.95cm" svg:x2="7.867cm" svg:y2="3.675cm" draw:start-shape="id7" draw:start-glue-point="2" draw:end-shape="id9" draw:end-glue-point="0" svg:d="m7358 2950c0 544 509 182 509 725">
            <text:p/>
          </draw:connector>
          <draw:connector draw:style-name="gr3" draw:text-style-name="P1" draw:layer="layout" draw:type="curve" svg:x1="9.733cm" svg:y1="2.95cm" svg:x2="9.224cm" svg:y2="3.675cm" draw:start-shape="id10" draw:start-glue-point="2" draw:end-shape="id11" draw:end-glue-point="0" svg:d="m9733 2950c0 544-509 182-509 725">
            <text:p/>
          </draw:connector>
          <draw:connector draw:style-name="gr3" draw:text-style-name="P1" draw:layer="layout" draw:type="curve" svg:x1="9.733cm" svg:y1="2.95cm" svg:x2="10.241cm" svg:y2="3.675cm" draw:start-shape="id10" draw:start-glue-point="2" draw:end-shape="id12" draw:end-glue-point="0" svg:d="m9733 2950c0 544 508 182 508 725">
            <text:p/>
          </draw:connector>
          <draw:line draw:style-name="gr4" draw:text-style-name="P1" draw:layer="layout" svg:x1="6.68cm" svg:y1="5.85cm" svg:x2="10.412cm" svg:y2="5.85cm">
            <text:p/>
          </draw:line>
          <draw:line draw:style-name="gr1" draw:text-style-name="P1" draw:layer="layout" svg:x1="7.019cm" svg:y1="5.125cm" svg:x2="7.019cm" svg:y2="5.85cm">
            <text:p/>
          </draw:line>
          <draw:line draw:style-name="gr1" draw:text-style-name="P1" draw:layer="layout" svg:x1="7.697cm" svg:y1="5.125cm" svg:x2="7.697cm" svg:y2="5.85cm">
            <text:p/>
          </draw:line>
          <draw:line draw:style-name="gr1" draw:text-style-name="P1" draw:layer="layout" svg:x1="9.394cm" svg:y1="5.125cm" svg:x2="9.394cm" svg:y2="5.85cm">
            <text:p/>
          </draw:line>
          <draw:line draw:style-name="gr1" draw:text-style-name="P1" draw:layer="layout" svg:x1="10.072cm" svg:y1="5.125cm" svg:x2="10.072cm" svg:y2="5.85cm">
            <text:p/>
          </draw:line>
          <draw:line draw:style-name="gr1" draw:text-style-name="P1" draw:layer="layout" svg:x1="8.647cm" svg:y1="6.575cm" svg:x2="8.647cm" svg:y2="5.85cm">
            <text:p/>
          </draw:line>
          <draw:rect draw:style-name="gr5" draw:layer="layout" svg:width="1.357cm" svg:height="0.725cm" svg:x="6.001cm" svg:y="5.995cm">
            <text:p>net-1</text:p>
          </draw:rect>
        </draw:g>
        <draw:line draw:style-name="gr1" draw:text-style-name="P1" draw:layer="layout" svg:x1="8.919cm" svg:y1="7.3cm" svg:x2="8.919cm" svg:y2="8.025cm">
          <text:p/>
        </draw:line>
        <draw:line draw:style-name="gr4" draw:text-style-name="P1" draw:layer="layout" svg:x1="2.947cm" svg:y1="8.025cm" svg:x2="10.072cm" svg:y2="8.025cm">
          <text:p/>
        </draw:line>
        <draw:rect draw:style-name="gr2" draw:text-style-name="P1" draw:layer="layout" svg:width="9.839cm" svg:height="0.725cm" svg:x="1.491cm" svg:y="8.75cm">
          <text:p text:style-name="P1"><text:span text:style-name="T1">Main Memory</text:span></text:p>
        </draw:rect>
        <draw:line draw:style-name="gr1" draw:text-style-name="P1" draw:layer="layout" svg:x1="6.519cm" svg:y1="8.75cm" svg:x2="6.519cm" svg:y2="8.025cm">
          <text:p/>
        </draw:line>
        <draw:rect draw:style-name="gr5" draw:layer="layout" svg:width="1.357cm" svg:height="0.725cm" svg:x="1.726cm" svg:y="7.735cm">
          <text:p>net-2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text-align="center"/>
      <style:text-properties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1-24T08:27:31</meta:creation-date>
    <dc:date>2011-12-14T14:48:37</dc:date>
    <meta:editing-duration>PT1H35M51S</meta:editing-duration>
    <meta:editing-cycles>25</meta:editing-cycles>
    <meta:generator>LibreOffice/3.3$Unix LibreOffice_project/330m19$Build-301</meta:generator>
    <dc:creator>Min Cai</dc:creator>
    <meta:document-statistic meta:object-count="43"/>
    <meta:user-defined meta:name="Información 1"/>
    <meta:user-defined meta:name="Información 2"/>
    <meta:user-defined meta:name="Información 3"/>
    <meta:user-defined meta:name="Información 4"/>
  </office:meta>
</office:document-meta>
</file>